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585800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9.81" calcext:value-type="float">
            <text:p>9.81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24 kWh</text:p>
          </table:table-cell>
          <table:table-cell office:value-type="float" office:value="683.3" calcext:value-type="float">
            <text:p>683.3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4.07" calcext:value-type="float">
            <text:p>4.07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60.9" calcext:value-type="float">
            <text:p>-360.9</text:p>
          </table:table-cell>
          <table:table-cell office:value-type="string" calcext:value-type="string">
            <text:p>T-0</text:p>
          </table:table-cell>
          <table:table-cell office:value-type="float" office:value="420.75" calcext:value-type="float">
            <text:p>420.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43 kWh</text:p>
          </table:table-cell>
          <table:table-cell office:value-type="float" office:value="827.37" calcext:value-type="float">
            <text:p>827.37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4.75" calcext:value-type="float">
            <text:p>4.75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436.99" calcext:value-type="float">
            <text:p>-436.99</text:p>
          </table:table-cell>
          <table:table-cell office:value-type="string" calcext:value-type="string">
            <text:p>T-0</text:p>
          </table:table-cell>
          <table:table-cell office:value-type="float" office:value="479.28" calcext:value-type="float">
            <text:p>479.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12.95" calcext:value-type="float">
            <text:p>212.95</text:p>
          </table:table-cell>
          <table:table-cell office:value-type="float" office:value="86.96" calcext:value-type="float">
            <text:p>86.96</text:p>
          </table:table-cell>
          <table:table-cell office:value-type="string" calcext:value-type="string">
            <text:p>159 kWh</text:p>
          </table:table-cell>
          <table:table-cell office:value-type="float" office:value="942.87" calcext:value-type="float">
            <text:p>942.87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11.09" calcext:value-type="float">
            <text:p>11.0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33.23" calcext:value-type="float">
            <text:p>1333.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 office:value-type="float" office:value="5.82" calcext:value-type="float">
            <text:p>5.82</text:p>
          </table:table-cell>
          <table:table-cell office:value-type="float" office:value="29.72" calcext:value-type="float">
            <text:p>29.72</text:p>
          </table:table-cell>
          <table:table-cell office:value-type="string" calcext:value-type="string">
            <text:p>143 kWh</text:p>
          </table:table-cell>
          <table:table-cell office:value-type="float" office:value="820.51" calcext:value-type="float">
            <text:p>820.5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4.71" calcext:value-type="float">
            <text:p>4.71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433.38" calcext:value-type="float">
            <text:p>-433.38</text:p>
          </table:table-cell>
          <table:table-cell office:value-type="string" calcext:value-type="string">
            <text:p>T-0</text:p>
          </table:table-cell>
          <table:table-cell office:value-type="float" office:value="481.12" calcext:value-type="float">
            <text:p>481.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11.57" calcext:value-type="float">
            <text:p>11.57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156 kWh</text:p>
          </table:table-cell>
          <table:table-cell office:value-type="float" office:value="913.67" calcext:value-type="float">
            <text:p>913.67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10.79" calcext:value-type="float">
            <text:p>10.79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00.99" calcext:value-type="float">
            <text:p>1100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7.48" calcext:value-type="float">
            <text:p>7.48</text:p>
          </table:table-cell>
          <table:table-cell office:value-type="float" office:value="85.9" calcext:value-type="float">
            <text:p>85.9</text:p>
          </table:table-cell>
          <table:table-cell office:value-type="string" calcext:value-type="string">
            <text:p>163 kWh</text:p>
          </table:table-cell>
          <table:table-cell office:value-type="float" office:value="959.92" calcext:value-type="float">
            <text:p>959.92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11.24" calcext:value-type="float">
            <text:p>11.24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42.93" calcext:value-type="float">
            <text:p>1142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203.82" calcext:value-type="float">
            <text:p>203.82</text:p>
          </table:table-cell>
          <table:table-cell office:value-type="float" office:value="85.55" calcext:value-type="float">
            <text:p>85.55</text:p>
          </table:table-cell>
          <table:table-cell office:value-type="string" calcext:value-type="string">
            <text:p>171 kWh</text:p>
          </table:table-cell>
          <table:table-cell office:value-type="float" office:value="1013.11" calcext:value-type="float">
            <text:p>1013.11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11.77" calcext:value-type="float">
            <text:p>11.77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392.32" calcext:value-type="float">
            <text:p>1392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7.06" calcext:value-type="float">
            <text:p>7.06</text:p>
          </table:table-cell>
          <table:table-cell office:value-type="float" office:value="85.2" calcext:value-type="float">
            <text:p>85.2</text:p>
          </table:table-cell>
          <table:table-cell office:value-type="string" calcext:value-type="string">
            <text:p>166 kWh</text:p>
          </table:table-cell>
          <table:table-cell office:value-type="float" office:value="973.5" calcext:value-type="float">
            <text:p>973.5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11.36" calcext:value-type="float">
            <text:p>11.36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54.87" calcext:value-type="float">
            <text:p>1154.8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string" calcext:value-type="string">
            <text:p>183 kWh</text:p>
          </table:table-cell>
          <table:table-cell office:value-type="float" office:value="1076.21" calcext:value-type="float">
            <text:p>1076.21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12.38" calcext:value-type="float">
            <text:p>12.38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250.86" calcext:value-type="float">
            <text:p>1250.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87.02" calcext:value-type="float">
            <text:p>87.02</text:p>
          </table:table-cell>
          <table:table-cell office:value-type="string" calcext:value-type="string">
            <text:p>173 kWh</text:p>
          </table:table-cell>
          <table:table-cell office:value-type="float" office:value="992.76" calcext:value-type="float">
            <text:p>992.76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1.55" calcext:value-type="float">
            <text:p>11.5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166.78" calcext:value-type="float">
            <text:p>1166.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45 kWh</text:p>
          </table:table-cell>
          <table:table-cell office:value-type="float" office:value="794.66" calcext:value-type="float">
            <text:p>794.66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.57" calcext:value-type="float">
            <text:p>4.57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18.93" calcext:value-type="float">
            <text:p>-418.93</text:p>
          </table:table-cell>
          <table:table-cell office:value-type="string" calcext:value-type="string">
            <text:p>T-0</text:p>
          </table:table-cell>
          <table:table-cell office:value-type="float" office:value="461.41" calcext:value-type="float">
            <text:p>461.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3.3" calcext:value-type="float">
            <text:p>3.3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146 kWh</text:p>
          </table:table-cell>
          <table:table-cell office:value-type="float" office:value="798.82" calcext:value-type="float">
            <text:p>798.8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58" calcext:value-type="float">
            <text:p>4.5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421.12" calcext:value-type="float">
            <text:p>-421.12</text:p>
          </table:table-cell>
          <table:table-cell office:value-type="string" calcext:value-type="string">
            <text:p>T-0</text:p>
          </table:table-cell>
          <table:table-cell office:value-type="float" office:value="466.36" calcext:value-type="float">
            <text:p>466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6:40:37.629000000</meta:creation-date>
    <dc:date>2018-03-26T16:44:09.055000000</dc:date>
    <meta:editing-duration>PT3M31S</meta:editing-duration>
    <meta:editing-cycles>1</meta:editing-cycles>
    <meta:document-statistic meta:table-count="1" meta:cell-count="156" meta:object-count="0"/>
    <meta:generator>LibreOffice/5.3.4.2$Windows_x86 LibreOffice_project/f82d347ccc0be322489bf7da61d7e4ad13fe2ff3</meta:generator>
  </office:meta>
</office:document-meta>
</file>